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fo:color="#0000c0" style:font-name-asian="Monospace" style:font-name-complex="Monospace"/>
    </style:style>
    <style:style style:name="T5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country_code = {mycompany_country_code}</text:p>
      <text:p text:style-name="P5">mycompany_state = {mycompany_state}</text:p>
      <text:p text:style-name="P5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idprof5 = {mycompany_idprof5}</text:p>
      <text:p text:style-name="P5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idprof5 = {company_idprof5}</text:p>
      <text:p text:style-name="P5">company_idprof6 = {company_idprof6}</text:p>
      <text:p text:style-name="P5">company_vatnumber = {company_vatnumber}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source_invoice_ref = {object_source_invoice_ref}</text:p>
      <text:p text:style-name="P5">object_ref_customer = {object_ref_customer}</text:p>
      <text:p text:style-name="P5">object_ref_supplier = {object_ref_supplier}</text:p>
      <text:p text:style-name="P5">object_date = {object_date}</text:p>
      <text:p text:style-name="P5">object_date_limit = {object_date_limit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vat_x.x = {object_total_vat_x.x} <text:s/>(x.x with vat rate)</text:p>
      <text:p text:style-name="P5">object_total_ttc = {object_total_ttc}</text:p>
      <text:p text:style-name="P5">object_total_discount_ht = {object_total_discount_ht}</text:p>
      <text:p text:style-name="P5">object_vatrate = {object_vatrate}</text:p>
      <text:p text:style-name="P5">object_payment_mode = {object_payment_mode}</text:p>
      <text:p text:style-name="P5">object_payment_mode_code = {object_payment_mode_code}</text:p>
      <text:p text:style-name="P5">object_payment_term = {object_payment_term}</text:p>
      <text:p text:style-name="P5">object_payment_term_code = {object_payment_term_code}</text:p>
      <text:p text:style-name="P5">object_note_private = {object_note_private}</text:p>
      <text:p text:style-name="P5">object_note = {object_note}</text:p>
      <text:p text:style-name="P5">object_already_payed = {object_already_payed}</text:p>
      <text:p text:style-name="P5">object_remain_to_pay = {object_remain_to_pay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5:42:59</dc:date>
    <meta:editing-duration>PT5H16M6S</meta:editing-duration>
    <meta:editing-cycles>54</meta:editing-cycles>
    <meta:generator>LibreOffice/3.5$Linux_X86_64 LibreOffice_project/350m1$Build-2</meta:generator>
    <dc:creator>Laurent </dc:creator>
    <meta:document-statistic meta:table-count="1" meta:image-count="0" meta:object-count="0" meta:page-count="3" meta:paragraph-count="117" meta:word-count="405" meta:character-count="4108" meta:non-whitespace-character-count="3814"/>
  </office:meta>
</office:document-meta>
</file>